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" svg:font-family="Times" style:font-family-generic="system" svg:panose-1="2 11 6 4 2 2 2 2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font-size="18pt" style:font-size-asian="18pt"/>
    </style:style>
    <style:style style:name="P2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3" style:parent-style-name="DefaultParagraphFont" style:family="text">
      <style:text-properties style:font-name="Helvetica" fo:font-weight="bold" style:font-weight-asian="bold" fo:color="#2B4714" fo:font-size="18pt" style:font-size-asian="18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font-size="18pt" style:font-size-asian="18pt"/>
    </style:style>
    <style:style style:name="P5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font-size="18pt" style:font-size-asian="18pt"/>
    </style:style>
    <style:style style:name="P6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font-size="18pt" style:font-size-asian="18pt"/>
    </style:style>
    <style:style style:name="P7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font-size="18pt" style:font-size-asian="18pt"/>
    </style:style>
    <style:style style:name="P8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9" style:parent-style-name="DefaultParagraphFont" style:family="text">
      <style:text-properties style:font-name="Helvetica" fo:font-weight="bold" style:font-weight-asian="bold" fo:color="#2B4714" fo:font-size="18pt" style:font-size-asian="18pt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font-size="18pt" style:font-size-asian="18pt"/>
    </style:style>
    <style:style style:name="P11" style:parent-style-name="Standard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font-size="18pt" style:font-size-asian="18pt"/>
    </style:style>
    <style:style style:name="P12" style:parent-style-name="Standard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font-size="18pt" style:font-size-asian="18pt"/>
    </style:style>
    <style:style style:name="P13" style:parent-style-name="Standard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14" style:parent-style-name="DefaultParagraphFont" style:family="text">
      <style:text-properties style:font-name="Helvetica" fo:font-weight="bold" style:font-weight-asian="bold" fo:color="#2B4714" fo:font-size="18pt" style:font-size-asian="18pt" style:text-underline-type="single" style:text-underline-style="solid" style:text-underline-width="auto" style:text-underline-mode="continuous"/>
    </style:style>
    <style:style style:name="P15" style:parent-style-name="Standard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font-size="18pt" style:font-size-asian="18pt"/>
    </style:style>
    <style:style style:name="P16" style:parent-style-name="Standard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font-size="18pt" style:font-size-asian="18pt"/>
    </style:style>
    <style:style style:name="P17" style:parent-style-name="Standard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font-size="18pt" style:font-size-asian="18pt"/>
    </style:style>
    <style:style style:name="P18" style:parent-style-name="Standard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19" style:parent-style-name="DefaultParagraphFont" style:family="text">
      <style:text-properties style:font-name="Helvetica" fo:font-weight="bold" style:font-weight-asian="bold" fo:color="#2B4714" fo:font-size="18pt" style:font-size-asian="18pt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font-size="18pt" style:font-size-asian="18pt"/>
    </style:style>
    <style:style style:name="P21" style:parent-style-name="Standard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font-size="18pt" style:font-size-asian="18pt"/>
    </style:style>
    <style:style style:name="P22" style:parent-style-name="Standard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font-size="18pt" style:font-size-asian="18pt"/>
    </style:style>
    <style:style style:name="P23" style:parent-style-name="Standard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24" style:parent-style-name="DefaultParagraphFont" style:family="text">
      <style:text-properties style:font-name="Helvetica" fo:font-weight="bold" style:font-weight-asian="bold" fo:color="#2B4714" fo:font-size="18pt" style:font-size-asian="18pt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>
        <style:tab-stops>
          <style:tab-stop style:type="left" style:position="0.393in"/>
          <style:tab-stop style:type="left" style:position="0.7868in"/>
          <style:tab-stop style:type="left" style:position="1.1805in"/>
          <style:tab-stop style:type="left" style:position="1.5743in"/>
          <style:tab-stop style:type="left" style:position="1.968in"/>
          <style:tab-stop style:type="left" style:position="2.3618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font-size="18pt" style:font-size-asian="18pt"/>
    </style:style>
    <style:style style:name="P26" style:parent-style-name="Standard" style:family="paragraph">
      <style:paragraph-properties fo:margin-left="0.393in">
        <style:tab-stops>
          <style:tab-stop style:type="left" style:position="0in"/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62in"/>
          <style:tab-stop style:type="left" style:position="3.15in"/>
          <style:tab-stop style:type="left" style:position="3.5437in"/>
          <style:tab-stop style:type="left" style:position="3.9375in"/>
          <style:tab-stop style:type="left" style:position="4.3312in"/>
        </style:tab-stops>
      </style:paragraph-properties>
    </style:style>
    <style:style style:name="T27" style:parent-style-name="DefaultParagraphFont" style:family="text">
      <style:text-properties style:font-name="Helvetica" fo:font-size="18pt" style:font-size-asian="18pt"/>
    </style:style>
  </office:automatic-styles>
  <office:body>
    <office:text text:use-soft-page-breaks="true">
      <text:p text:style-name="P1"/>
      <text:p text:style-name="P2"><text:span text:style-name="T3">MacOS/Safari 17 in Integ:</text:span></text:p>
      <text:p text:style-name="P4"/>
      <text:p text:style-name="P5">'-noSplash -retry=0 -browserType="TestCloud" -testcloudEnvironmentId="339” -testcloudTunnel="false" -statusDelay=15 -executionProfile="integ" -testSuitePath="Test Suites/Test collection Console R5" -orgID=1450756 -apiKey=${{secrets.KATALON_API_KEY}} -testOpsReleaseId=658459 -testOpsProjectId=1423873 --config -proxy.auth.option=NO_PROXY -proxy.system.option=NO_PROXY -webui.autoUpdateDrivers=true'</text:p>
      <text:p text:style-name="P6"/>
      <text:p text:style-name="P7"/>
      <text:p text:style-name="P8"><text:span text:style-name="T9">MacOS/Safari 16 in Integ:</text:span></text:p>
      <text:p text:style-name="P10"/>
      <text:p text:style-name="P11">'-noSplash -retry=0 -browserType="TestCloud" -testcloudEnvironmentId=“107” -testcloudTunnel="false" -statusDelay=15 -executionProfile="integ" -testSuitePath="Test Suites/Test collection Console R5" -orgID=1450756 -apiKey=${{secrets.KATALON_API_KEY}} -testOpsReleaseId=658459 -testOpsProjectId=1423873 --config -proxy.auth.option=NO_PROXY -proxy.system.option=NO_PROXY -webui.autoUpdateDrivers=true'</text:p>
      <text:p text:style-name="P12"/>
      <text:p text:style-name="P13"><text:span text:style-name="T14">MacOs/Chrome 124 in Integ:</text:span></text:p>
      <text:p text:style-name="P15"/>
      <text:p text:style-name="P16">'-noSplash -retry=0 -browserType="TestCloud" -testcloudEnvironmentId=“377” -testcloudTunnel="false" -statusDelay=15 -executionProfile="integ" -testSuitePath="Test Suites/Test collection Console R5" -orgID=1450756 -apiKey=${{secrets.KATALON_API_KEY}}<text:s/><text:soft-page-break/>-testOpsReleaseId=658459 -testOpsProjectId=1423873 --config -proxy.auth.option=NO_PROXY -proxy.system.option=NO_PROXY -webui.autoUpdateDrivers=true'</text:p>
      <text:p text:style-name="P17"/>
      <text:p text:style-name="P18"><text:span text:style-name="T19">Windows/Chrome 124 in Integ:</text:span></text:p>
      <text:p text:style-name="P20"/>
      <text:p text:style-name="P21">'-noSplash -retry=0 -browserType="TestCloud" -testcloudEnvironmentId=“372” -testcloudTunnel="false" -statusDelay=15 -executionProfile="integ" -testSuitePath="Test Suites/Test collection Console R5" -orgID=1450756 -apiKey=${{secrets.KATALON_API_KEY}} -testOpsReleaseId=658459 -testOpsProjectId=1423873 --config -proxy.auth.option=NO_PROXY -proxy.system.option=NO_PROXY -webui.autoUpdateDrivers=true'</text:p>
      <text:p text:style-name="P22"/>
      <text:p text:style-name="P23"><text:span text:style-name="T24">Windows/Firefox 124 in Integ:</text:span></text:p>
      <text:p text:style-name="P25"/>
      <text:p text:style-name="P26"><text:span text:style-name="T27">'-noSplash -retry=0 -browserType="TestCloud" -testcloudEnvironmentId=“373” -testcloudTunnel="false" -statusDelay=15 -executionProfile="integ" -testSuitePath="Test Suites/Test collection Console R5" -orgID=1450756 -apiKey=${{secrets.KATALON_API_KEY}} -testOpsReleaseId=658459 -testOpsProjectId=1423873 --config -proxy.auth.option=NO_PROXY -proxy.system.option=NO_PROXY -webui.autoUpdateDrivers=true'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" svg:font-family="Times" style:font-family-generic="system" svg:panose-1="2 11 6 4 2 2 2 2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Times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Nawel MELE</dc:creator>
    <meta:creation-date>2024-06-13T07:49:00Z</meta:creation-date>
    <dc:date>2024-06-18T10:28:00Z</dc:date>
    <meta:template xlink:href="Normal.dotm" xlink:type="simple"/>
    <meta:editing-cycles>2</meta:editing-cycles>
    <meta:editing-duration>PT480S</meta:editing-duration>
    <meta:document-statistic meta:page-count="2" meta:paragraph-count="4" meta:word-count="320" meta:character-count="2140" meta:row-count="15" meta:non-whitespace-character-count="1824"/>
  </office:meta>
</office:document-meta>
</file>